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a8fd5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paragraph-rsid="000a8fd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a8fd5" style:font-size-asian="12pt" style:font-size-complex="12pt"/>
    </style:style>
    <style:style style:name="P4" style:family="paragraph" style:parent-style-name="Footer">
      <style:text-properties officeooo:paragraph-rsid="000a8fd5"/>
    </style:style>
    <style:style style:name="T1" style:family="text">
      <style:text-properties officeooo:rsid="000a8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ation Technique</text:span></text:p>
      <text:p text:style-name="P1"><text:span text:style-name="T1"/></text:p>
      <text:p text:style-name="P2"><text:span text:style-name="T1">1) Menu</text:span></text:p>
      <text:p text:style-name="P3"><text:span text:style-name="T1">Le menu est un fichier nommé « menu.js », au même niveau que l'index du site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a8fd5"/>
    </style:style>
    <style:style style:name="MT1" style:family="text">
      <style:text-properties officeooo:rsid="000a8f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PPE2- Mission 2 <text:s text:c="3"/><text:tab/>BTS SIO 1ere Année</text:span></text:p>
        <text:p text:style-name="Header"><text:span text:style-name="MT1">________________________________________________________________________________</text:span></text:p>
      </style:header>
      <style:footer>
        <text:p text:style-name="MP1"><text:span text:style-name="MT1">Aydogdu Bekir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  <text:p text:style-name="MP1"><text:span text:style-name="MT1">Bearez Antoine</text:span></text:p>
        <text:p text:style-name="MP1"><text:span text:style-name="MT1">Lecompte Quenti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42:01.37</meta:creation-date>
    <dc:date>2018-02-12T13:55:05.40</dc:date>
    <meta:editing-duration>P0D</meta:editing-duration>
    <meta:editing-cycles>1</meta:editing-cycles>
    <meta:document-statistic meta:table-count="0" meta:image-count="0" meta:object-count="0" meta:page-count="1" meta:paragraph-count="8" meta:word-count="35" meta:character-count="274" meta:non-whitespace-character-count="241"/>
    <meta:generator>LibreOffice/4.0.3.3$Windows_x86 LibreOffice_project/0eaa50a932c8f2199a615e1eb30f7ac74279539</meta:generator>
  </office:meta>
</office:document-meta>
</file>